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Text_20_body">
      <style:paragraph-properties fo:margin-left="0.4902in" fo:margin-right="0in" fo:text-indent="0in" style:auto-text-indent="false"/>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fo:font-weight="bold" style:font-weight-asian="bold" style:font-weight-complex="bold"/>
    </style:style>
    <style:style style:name="P8" style:family="paragraph" style:parent-style-name="Text_20_body" style:list-style-name="L3">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draw:ole-draw-aspect="1"/>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Little Multiuser Dungeon (OLMUD)</text:p>
      <text:p text:style-name="Text_20_body"/>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2"><text:s/>1 SrrTrains is Dead, Long Live SrrTrains!!!<text:tab/>2</text:p>
          <text:p text:style-name="P2"><text:s/>2 Multiplexing<text:tab/>2</text:p>
          <text:p text:style-name="P2"><text:s/>3 Additional Multiplexing (Sub-Multiplexing)<text:tab/>3</text:p>
        </text:index-body>
      </text:table-of-content>
      <text:p text:style-name="Text_20_body"/>
      <text:h text:style-name="P4" text:outline-level="1">SrrTrains is Dead, Long Live SrrTrains!!!</text:h>
      <text:p text:style-name="Text_20_body">Dear Reader,</text:p>
      <text:p text:style-name="Text_20_body">Well, I had invested a lot of sweat into the SrrTrains project (between the years 2008 and 2019), in the end it has been frozen somehow.</text:p>
      <text:p text:style-name="Text_20_body">Nevertheless, I can still remember a lot of the findings that I was granted during that project, so now it makes totally sense, when I try to write down my thoughts about John's projects.</text:p>
      <text:p text:style-name="Text_20_body">John is currently doing his JSONverse, which is – as far as I understood so far – a WebGL based, X3D based experimental implementation of some Network Sensor Node (NSN) and its application within one (or more than one) exemplary multiuser scene(s).</text:p>
      <text:p text:style-name="Text_20_body">You can find the JSONverse at following link: <text:a xlink:type="simple" xlink:href="https://github.com/coderextreme/JSONverse" text:style-name="Internet_20_link" text:visited-style-name="Visited_20_Internet_20_Link">https://github.com/coderextreme/JSONverse</text:a>.</text:p>
      <text:h text:style-name="Heading_20_1" text:outline-level="1">Multiplexing</text:h>
      <text:p text:style-name="Text_20_body">Before we dive a little bit into the needed structure of such a multiuser scene (what I called SMS, some time ago), we need to talk about the technical provisions that are provided by the Internet.</text:p>
      <text:p text:style-name="Text_20_body">Often, we refer to the Internet as a "Network of Computers", but actually it is a "Network of Processes", as I will elaborate shortly.</text:p>
      <text:p text:style-name="Text_20_body">The Internet addresses, the @IP, are sometimes referred to as revealing your identity.</text:p>
      <text:p text:style-name="Text_20_body">Well, that's not completely true. Actually, an @IP reveals the identity of a machine. Only, if it is somehow proven that you are using (have been using) this machine, then the @IP reveals your identity, too.</text:p>
      <text:p text:style-name="Text_20_body">Second, a machine, sometimes referred to as a host, hosts one ot more processes. Now, it's the processes that actually run the software of your computer. We can think of the processes as of little busy dwarves that are inhabiting the machine.</text:p>
      <text:p text:style-name="Text_20_body">Now, if one of these dwarves, who inhabits one machine, wants to send a letter to a dwarf, who inhabits another machine, he needs to ADDRESS the dwarf.</text:p>
      <text:p text:style-name="Text_20_body">Like in real mail, where the address consists of NAME + ADDRESS of a person, when sending an Internet DATAGRAM to another dwarf, the address consists of PORT + @IP.</text:p>
      <text:p text:style-name="Text_20_body">Therefore, the first dwarf, let's call him "Dwarf A" creates a connection to "Dwarf B", and then the datagram is sent via the connection.</text:p>
      <text:p text:style-name="Text_20_body">Hence, such a connection is identified by a quadruple:</text:p>
      <text:p text:style-name="P3">Network Connection is identified by:</text:p>
      <text:list xml:id="list1161741768821446633" text:style-name="L1">
        <text:list-item>
          <text:p text:style-name="P5">@IP A</text:p>
        </text:list-item>
        <text:list-item>
          <text:p text:style-name="P5">PORT A</text:p>
        </text:list-item>
        <text:list-item>
          <text:p text:style-name="P5">@IP B</text:p>
        </text:list-item>
        <text:list-item>
          <text:p text:style-name="P5">PORT B</text:p>
        </text:list-item>
      </text:list>
      <text:p text:style-name="Text_20_body">as depicted in following <text:sequence-ref text:reference-format="category-and-value" text:ref-name="refIllustration0">Abbildung 2.1</text:sequence-ref>.</text:p>
      <text:p text:style-name="Text_20_body"><text:soft-page-break/></text:p>
      <text:p text:style-name="Text_20_body"><draw:frame draw:style-name="fr1" draw:name="Rahmen1" text:anchor-type="paragraph" svg:width="5.5516in" draw:z-index="0"><draw:text-box fo:min-height="3.9366in"><text:p text:style-name="Illustration"><draw:frame draw:style-name="fr2" draw:name="Objekt1" text:anchor-type="paragraph" svg:width="5.5516in" svg:height="3.9366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2.1</text:sequence>: Basic Multiplexing in the Internet</text:p></draw:text-box></draw:frame></text:p>
      <text:p text:style-name="Text_20_body">So, this figure depicts the communication among processes in the Internet, where always two processes are connected by an Internet Connection.</text:p>
      <text:h text:style-name="Heading_20_1" text:outline-level="1">Additional Multiplexing (Sub-Multiplexing)</text:h>
      <text:p text:style-name="Text_20_body">However, when we talk about X3D scenes, then the processes – i.e. what I called the "scene instances" – do not provide sufficient granularity for the network communication.</text:p>
      <text:p text:style-name="Text_20_body">When an X3D scene instance communicates with an X3D Collaboration Server – or even directly with another X3D scene instance –, then we have to consider <text:span text:style-name="T1">the fact that the scenes will consist of what-i-call "objects"</text:span> (in the SrrTrains project, I called such objects the "facilities").</text:p>
      <text:p text:style-name="Text_20_body">So, although there is only one Internet Connection for each scene instance (i.e. for each human user) between each X3D Scene Instance and the X3D Collaboration Server, <text:span text:style-name="T1">we have to multiplex traffic for several (or many) objects over each of those connections</text:span>.</text:p>
      <text:p text:style-name="Text_20_body">Additionally, <text:span text:style-name="T1">we have some session level control messages (e.g. for chat)</text:span>.</text:p>
      <text:p text:style-name="Text_20_body">In John's NSN implementation, the multiplexing is realized by what is called "namespaces" of the socket.io software. There we use</text:p>
      <text:list xml:id="list5526647907302189217" text:style-name="L2">
        <text:list-item>
          <text:p text:style-name="P6">The default namespace for session level control: <text:s text:c="2"/><text:span text:style-name="T1">/</text:span></text:p>
        </text:list-item>
        <text:list-item>
          <text:p text:style-name="P10">One namespace for each object of the scene: <text:s text:c="3"/>/obj1, /obj2, /obj3, ......</text:p>
        </text:list-item>
      </text:list>
      <text:p text:style-name="P9">This is depicted in the following figure.</text:p>
      <text:p text:style-name="Text_20_body"><draw:frame draw:style-name="fr1" draw:name="Rahmen2" text:anchor-type="paragraph" svg:width="5.5516in" draw:z-index="2"><draw:text-box fo:min-height="3.9366in"><text:p text:style-name="Illustration"><draw:frame draw:style-name="fr3" draw:name="Objekt2" text:anchor-type="paragraph" svg:x="-0.0937in" svg:y="0.2508in" svg:width="5.7717in" svg:height="3.9374in"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3.1</text:sequence>: sub-multiplexing per namespace for objects and session level</text:p></draw:text-box></draw:frame><text:soft-page-break/></text:p>
      <text:p text:style-name="Text_20_body">Now, the socket.io library needs a global identifier, additionally the server can handle more than one session and each session is provided by a user of the server.</text:p>
      <text:p text:style-name="P7">Hence the namespaces look actually like the following:</text:p>
      <text:list xml:id="list6176322748379583728" text:style-name="L3">
        <text:list-item>
          <text:p text:style-name="P8">Session Level Namespace: <text:s text:c="4"/>/socket.io/&lt;user&gt;/&lt;sessionid&gt;/</text:p>
        </text:list-item>
        <text:list-item>
          <text:p text:style-name="P8">Object Level Namespace: <text:s text:c="6"/>/socket.io/&lt;user&gt;/&lt;sessionid&gt;/&lt;objId&gt;</text:p>
        </text:list-item>
      </text:list>
      <text:h text:style-name="Heading_20_1" text:outline-level="1">The Objects of a Multiuser Scene</text:h>
      <text:p text:style-name="Text_20_body">Tbd.</text:p>
      <text:h text:style-name="Heading_20_1" text:outline-level="1">Roles</text:h>
      <text:p text:style-name="Text_20_body">Tbd.</text:p>
      <text:h text:style-name="Heading_20_2" text:outline-level="2">Scene Author</text:h>
      <text:p text:style-name="Text_20_body">Tbd.</text:p>
      <text:h text:style-name="Heading_20_2" text:outline-level="2">Model Author</text:h>
      <text:p text:style-name="Text_20_body">Tbd.</text:p>
      <text:h text:style-name="Heading_20_2" text:outline-level="2"><text:soft-page-break/>Session Operator</text:h>
      <text:p text:style-name="Text_20_body">Tbd.</text:p>
      <text:h text:style-name="Heading_20_2" text:outline-level="2">Gamer</text:h>
      <text:p text:style-name="Text_20_body">Tbd.</text:p>
      <text:h text:style-name="Heading_20_1" text:outline-level="1">Runtime Procedures</text:h>
      <text:p text:style-name="Text_20_body">Tbd.</text:p>
      <text:h text:style-name="Heading_20_2" text:outline-level="2">Bootstrapping the Scene / Scene Description</text:h>
      <text:p text:style-name="Text_20_body">Tbd.</text:p>
      <text:h text:style-name="Heading_20_2" text:outline-level="2">Login and Avatar Selection</text:h>
      <text:p text:style-name="Text_20_body">Tbd.</text:p>
      <text:h text:style-name="Heading_20_2" text:outline-level="2">Event Distribution</text:h>
      <text:p text:style-name="Text_20_body">Tbd.</text:p>
      <text:h text:style-name="Heading_20_2" text:outline-level="2">Shared State</text:h>
      <text:p text:style-name="Text_20_body">Tbd.</text:p>
      <text:h text:style-name="Heading_20_2" text:outline-level="2">Server Side Calculations</text:h>
      <text:p text:style-name="Text_20_body">Tbd.</text:p>
      <text:h text:style-name="Heading_20_2" text:outline-level="2">Flexible Client Side Calculations by the Author</text:h>
      <text:p text:style-name="Text_20_body">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obby Report 014<text:tab/>Our Little MUD<text:tab/>Version 0.0.2 / 2024-09-18</text:p>
        <text:p text:style-name="Header">This text is a service of <text:a xlink:type="simple" xlink:href="https://github.com/christoph-v/spark" text:style-name="Internet_20_link" text:visited-style-name="Visited_20_Internet_20_Link">https://github.com/christoph-v/spark</text:a><text:tab/>First Ideas</text:p>
      </style:header>
      <style:footer>
        <text:p text:style-name="Footer"><text:tab/>Page <text:page-number text:select-page="current">5</text:page-number> of <text:page-count>5</text:page-count><text:tab/>C. Valentin</text:p>
      </style:footer>
    </style:master-page>
    <style:master-page style:name="Landscape" style:page-layout-name="Mpm2">
      <style:header>
        <text:p text:style-name="Header">Hibernation Report 013<text:tab/>The Decision<text:tab/>Version 4.3.7a / 2023-05-27</text:p>
        <text:p text:style-name="Header">This text is a service of <text:a xlink:type="simple" xlink:href="https://github.com/christoph-v/spark" text:style-name="Internet_20_link" text:visited-style-name="Visited_20_Internet_20_Link">https://github.com/christoph-v/spark</text:a><text:tab/>Definition of Release "Fiat A"</text:p>
      </style:header>
      <style:footer>
        <text:p text:style-name="Footer">Page <text:page-number text:select-page="current"/> of <text:page-count>5</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24S</meta:editing-duration>
    <meta:editing-cycles>202</meta:editing-cycles>
    <meta:generator>OpenOffice/4.1.5$Win32 OpenOffice.org_project/415m1$Build-9789</meta:generator>
    <dc:date>2024-09-18T19:36:01.44</dc:date>
    <dc:creator>x </dc:creator>
    <meta:document-statistic meta:table-count="0" meta:image-count="0" meta:object-count="2" meta:page-count="5" meta:paragraph-count="75" meta:word-count="792" meta:character-count="482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6"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054cm" svg:height="3.069cm" svg:x="0.608cm" svg:y="2.368cm">
          <text:p/>
        </draw:rect>
        <draw:rect draw:style-name="gr1" draw:text-style-name="P1" draw:layer="layout" svg:width="5.054cm" svg:height="3.069cm" svg:x="7.964cm" svg:y="2.368cm">
          <text:p/>
        </draw:rect>
        <draw:frame draw:style-name="gr2" draw:layer="layout" svg:width="3.461cm" svg:height="0.963cm" svg:x="1.348cm" svg:y="1.231cm">
          <draw:text-box>
            <text:p>Machine A</text:p>
          </draw:text-box>
        </draw:frame>
        <draw:frame draw:style-name="gr2" draw:layer="layout" svg:width="3.495cm" svg:height="0.963cm" svg:x="8.703cm" svg:y="1.231cm">
          <draw:text-box>
            <text:p>Machine B</text:p>
          </draw:text-box>
        </draw:frame>
        <draw:line draw:style-name="gr3" draw:text-style-name="P1" draw:layer="layout" svg:x1="0.238cm" svg:y1="8.572cm" svg:x2="13.546cm" svg:y2="8.572cm">
          <text:p/>
        </draw:line>
        <draw:line draw:style-name="gr3" draw:text-style-name="P1" draw:layer="layout" svg:x1="3.254cm" svg:y1="5.477cm" svg:x2="3.333cm" svg:y2="8.546cm">
          <text:p/>
        </draw:line>
        <draw:line draw:style-name="gr3" draw:text-style-name="P1" draw:layer="layout" svg:x1="10.611cm" svg:y1="5.452cm" svg:x2="10.69cm" svg:y2="8.521cm">
          <text:p/>
        </draw:line>
        <draw:frame draw:style-name="gr2" draw:layer="layout" svg:width="2.653cm" svg:height="0.963cm" svg:x="5.819cm" svg:y="7.343cm">
          <draw:text-box>
            <text:p>Internet</text:p>
          </draw:text-box>
        </draw:frame>
        <draw:custom-shape draw:style-name="gr4" draw:text-style-name="P1" draw:layer="layout" svg:width="1.429cm" svg:height="1.27cm" svg:x="1.27cm" svg:y="2.6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3.36cm" svg:y="3.0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2.67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8.546cm" svg:y="2.5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11.43cm" svg:y="3.3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th draw:style-name="gr5" draw:text-style-name="P1" draw:layer="layout" svg:width="10.027cm" svg:height="5.05cm" svg:x="1.984cm" svg:y="3.942cm" svg:viewBox="0 0 10028 5051" svg:d="M0 0c7 291 3 580 27 873 30 371 94 735 105 1111 10 362 73 723 106 1085 36 405-3 822 106 1217 74 267 169 692 556 688 316-3 630 3 952 53 347 54 706 0 1058 0 308 0 619 0 927 0s618-17 926 0c320 17 633-39 952-26 281 12 565 0 847 0 326 0 653-3 979 0 317 3 634 5 952 26 296 19 627 37 873-185 248-224 183-562 186-847 3-291 5-582-27-873-33-292 68-582 79-873 11-300 152-554 159-847l53-291 159-291 53-106">
          <text:p/>
        </draw:path>
        <draw:frame draw:style-name="gr2" draw:layer="layout" svg:width="2.301cm" svg:height="0.963cm" svg:x="3.149cm" svg:y="5.504cm">
          <draw:text-box>
            <text:p>@IP A</text:p>
          </draw:text-box>
        </draw:frame>
        <draw:frame draw:style-name="gr2" draw:layer="layout" svg:width="2.335cm" svg:height="0.963cm" svg:x="8.336cm" svg:y="5.558cm">
          <draw:text-box>
            <text:p>@IP B</text:p>
          </draw:text-box>
        </draw:frame>
        <draw:frame draw:style-name="gr2" draw:layer="layout" svg:width="2.813cm" svg:height="0.963cm" svg:x="0.69cm" svg:y="3.943cm">
          <draw:text-box>
            <text:p>PORT A</text:p>
          </draw:text-box>
        </draw:frame>
        <draw:frame draw:style-name="gr2" draw:layer="layout" svg:width="2.847cm" svg:height="0.963cm" svg:x="10.322cm" svg:y="4.474cm">
          <draw:text-box>
            <text:p>PORT B</text:p>
          </draw:text-box>
        </draw:frame>
        <draw:frame draw:style-name="gr2" draw:text-style-name="P2" draw:layer="layout" svg:width="4.833cm" svg:height="0.806cm" svg:x="4.286cm" svg:y="6.471cm">
          <draw:text-box>
            <text:p text:style-name="P2"><text:span text:style-name="T1">Internet Connection</text:span></text:p>
          </draw:text-box>
        </draw:frame>
        <draw:line draw:style-name="gr6" draw:text-style-name="P1" draw:layer="layout" svg:x1="4.445cm" svg:y1="6.826cm" svg:x2="2.249cm" svg:y2="7.30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fill="solid" draw:fill-color="#ffffff" draw:textarea-vertical-align="middle"/>
    </style:style>
    <style:style style:name="gr3" style:family="graphic" style:parent-style-name="standard">
      <style:graphic-properties draw:fill="solid" draw:fill-color="#ffffff" draw:textarea-vertical-align="top"/>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solid" draw:fill-color="#ffffff" draw:textarea-horizontal-align="left" draw:auto-grow-height="true" draw:auto-grow-width="false" fo:min-height="1.39cm" fo:min-width="0cm"/>
    </style:style>
    <style:style style:name="gr7" style:family="graphic" style:parent-style-name="objectwithoutfill">
      <style:graphic-properties draw:fill="none" draw:textarea-vertical-align="middle"/>
    </style:style>
    <style:style style:name="gr8" style:family="graphic" style:parent-style-name="standard">
      <style:graphic-properties draw:marker-start="Arrow" draw:marker-start-width="0.3cm" draw:marker-end="Arrow" draw:marker-end-width="0.3cm"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2pt" style:font-size-asian="18pt" style:font-size-complex="18pt"/>
    </style:style>
    <style:style style:name="P2" style:family="paragraph">
      <style:paragraph-properties fo:text-align="center"/>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636cm" svg:height="9.155cm" svg:x="9.154cm" svg:y="0.37cm">
          <text:p text:style-name="P1">X3D Collaboration Server</text:p>
        </draw:rect>
        <draw:rect draw:style-name="gr1" draw:text-style-name="P1" draw:layer="layout" svg:width="5.636cm" svg:height="4.206cm" svg:x="1.154cm" svg:y="0.371cm">
          <text:p text:style-name="P1">Scene Instance of Alice</text:p>
        </draw:rect>
        <draw:rect draw:style-name="gr2" draw:text-style-name="P1" xml:id="id1" draw:id="id1" draw:layer="layout" svg:width="4.922cm" svg:height="0.688cm" svg:x="1.508cm" svg:y="3.625cm">
          <text:p text:style-name="P1">Session Level Control</text:p>
        </draw:rect>
        <draw:rect draw:style-name="gr1" draw:text-style-name="P1" draw:layer="layout" svg:width="5.636cm" svg:height="4.206cm" svg:x="1.234cm" svg:y="5.345cm">
          <text:p text:style-name="P1">Scene Instance of Bob</text:p>
        </draw:rect>
        <draw:rect draw:style-name="gr2" draw:text-style-name="P1" xml:id="id3" draw:id="id3" draw:layer="layout" svg:width="4.922cm" svg:height="0.688cm" svg:x="1.588cm" svg:y="8.599cm">
          <text:p text:style-name="P1">Session Level Control</text:p>
        </draw:rect>
        <draw:rect draw:style-name="gr2" draw:text-style-name="P1" xml:id="id2" draw:id="id2" draw:layer="layout" svg:width="4.922cm" svg:height="2.329cm" svg:x="9.552cm" svg:y="5.662cm">
          <text:p text:style-name="P1">Session Level</text:p>
          <text:p text:style-name="P1">State and Events</text:p>
        </draw:rect>
        <draw:rect draw:style-name="gr2" draw:text-style-name="P1" xml:id="id5" draw:id="id5" draw:layer="layout" svg:width="4.922cm" svg:height="2.329cm" svg:x="9.525cm" svg:y="2.277cm">
          <text:p text:style-name="P1">Object Level</text:p>
          <text:p text:style-name="P1">State and Events</text:p>
        </draw:rect>
        <draw:rect draw:style-name="gr3" draw:text-style-name="P1" xml:id="id4" draw:id="id4" draw:layer="layout" svg:width="4.922cm" svg:height="1.957cm" svg:x="1.508cm" svg:y="1.429cm">
          <text:p text:style-name="P1">Objects</text:p>
        </draw:rect>
        <draw:rect draw:style-name="gr3" draw:text-style-name="P1" xml:id="id6" draw:id="id6" draw:layer="layout" svg:width="4.922cm" svg:height="1.957cm" svg:x="1.587cm" svg:y="6.378cm">
          <text:p text:style-name="P1">Objects</text:p>
        </draw:rect>
        <draw:custom-shape draw:style-name="gr4" draw:text-style-name="P2" draw:layer="layout" svg:width="0.926cm" svg:height="0.767cm" svg:x="1.799cm" svg:y="1.8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2.778cm" svg:y="2.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3.916cm" svg:y="1.9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5.027cm" svg:y="2.3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3.36cm" svg:y="7.2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1.984cm" svg:y="6.7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5.027cm" svg:y="6.8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2" draw:layer="layout" svg:x1="6.43cm" svg:y1="3.969cm" svg:x2="9.552cm" svg:y2="6.826cm" draw:start-shape="id1" draw:start-glue-point="1" draw:end-shape="id2" svg:d="M6430 3969h1561v2857h1561">
          <text:p/>
        </draw:connector>
        <draw:connector draw:style-name="gr5" draw:text-style-name="P2" draw:layer="layout" svg:x1="6.51cm" svg:y1="8.943cm" svg:x2="9.552cm" svg:y2="6.826cm" draw:start-shape="id3" draw:start-glue-point="1" draw:end-shape="id2" draw:end-glue-point="3" svg:d="M6510 8943h1521v-2117h1521">
          <text:p/>
        </draw:connector>
        <draw:frame draw:style-name="gr6" draw:text-style-name="P2" draw:layer="layout" svg:width="5.055cm" svg:height="1.675cm" svg:x="7.883cm" svg:y="1.164cm">
          <draw:text-box>
            <text:p text:style-name="P2">Namespaces</text:p>
            <text:p text:style-name="P2">/obj1, /obj2, ...</text:p>
          </draw:text-box>
        </draw:frame>
        <draw:connector draw:style-name="gr5" draw:text-style-name="P2" draw:layer="layout" draw:line-skew="-0.596cm" svg:x1="6.43cm" svg:y1="2.407cm" svg:x2="9.525cm" svg:y2="3.441cm" draw:start-shape="id4" draw:start-glue-point="1" draw:end-shape="id5" draw:end-glue-point="3" svg:d="M6430 2407h952v1034h2143">
          <text:p/>
        </draw:connector>
        <draw:connector draw:style-name="gr5" draw:text-style-name="P2" draw:layer="layout" draw:line-skew="-0.635cm" svg:x1="6.509cm" svg:y1="7.356cm" svg:x2="9.525cm" svg:y2="3.441cm" draw:start-shape="id6" draw:start-glue-point="1" draw:end-shape="id5" draw:end-glue-point="3" svg:d="M6509 7356h873v-3915h2143">
          <text:p/>
        </draw:connector>
        <draw:frame draw:style-name="gr6" draw:text-style-name="P2" draw:layer="layout" svg:width="5.055cm" svg:height="1.675cm" svg:x="7.884cm" svg:y="7.965cm">
          <draw:text-box>
            <text:p text:style-name="P2">Namespace</text:p>
            <text:p text:style-name="P2">/</text:p>
          </draw:text-box>
        </draw:frame>
        <draw:line draw:style-name="gr7" draw:text-style-name="P2" draw:layer="layout" svg:x1="8.043cm" svg:y1="3.466cm" svg:x2="9.419cm" svg:y2="2.725cm">
          <text:p/>
        </draw:line>
        <draw:line draw:style-name="gr7" draw:text-style-name="P2" draw:layer="layout" svg:x1="8.704cm" svg:y1="6.826cm" svg:x2="9.498cm" svg:y2="8.255cm">
          <text:p/>
        </draw:line>
        <draw:line draw:style-name="gr8" draw:text-style-name="P2" draw:layer="layout" svg:x1="10.213cm" svg:y1="4.233cm" svg:x2="10.213cm" svg:y2="6.112cm">
          <text:p/>
        </draw:line>
        <draw:frame draw:style-name="gr9" draw:text-style-name="P3" draw:layer="layout" svg:width="4.871cm" svg:height="0.725cm" svg:x="10.345cm" svg:y="4.841cm">
          <draw:text-box>
            <text:p><text:span text:style-name="T1">create/delete/join/leav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